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marker-end="Arrow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45cm" svg:height="1.27cm" svg:x="2.055cm" svg:y="1.275cm">
          <text:p text:style-name="P1"><text:span text:style-name="T1">Main Fi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05cm" svg:y1="3.764cm" svg:x2="5.793cm" svg:y2="4.567cm" draw:start-shape="id1" draw:start-glue-point="8" draw:end-shape="id2" draw:end-glue-point="0" svg:d="m5805 3764v403h-12v400">
          <text:p/>
        </draw:connector>
        <draw:custom-shape draw:style-name="gr3" draw:text-style-name="P3" draw:id="id2" draw:layer="layout" svg:width="2.837cm" svg:height="0.795cm" svg:x="4.375cm" svg:y="4.567cm">
          <text:p text:style-name="P1"><text:span text:style-name="T2">读取完成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0.6cm" svg:height="0.6cm" svg:x="5.506cm" svg:y="3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87cm" svg:y1="1cm" svg:x2="9.587cm" svg:y2="26.94cm">
          <text:p/>
        </draw:line>
        <draw:line draw:style-name="gr5" draw:text-style-name="P1" draw:layer="layout" svg:x1="15.487cm" svg:y1="1cm" svg:x2="15.487cm" svg:y2="26.94cm">
          <text:p/>
        </draw:line>
        <draw:custom-shape draw:style-name="gr6" draw:text-style-name="P1" draw:id="id3" draw:layer="layout" svg:width="1.988cm" svg:height="0.788cm" svg:x="4.812cm" svg:y="6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4" draw:layer="layout" svg:width="1.988cm" svg:height="0.788cm" svg:x="4.812cm" svg:y="7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5" draw:layer="layout" svg:width="1.988cm" svg:height="0.788cm" svg:x="4.812cm" svg:y="8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6" draw:layer="layout" svg:width="1.988cm" svg:height="0.788cm" svg:x="4.799cm" svg:y="10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793cm" svg:y1="5.362cm" svg:x2="5.805cm" svg:y2="6.024cm" draw:start-shape="id2" draw:start-glue-point="2" draw:end-shape="id3" draw:end-glue-point="4" svg:d="m5793 5362v331h12v331">
          <text:p/>
        </draw:connector>
        <draw:connector draw:style-name="gr7" draw:text-style-name="P1" draw:layer="layout" svg:x1="5.805cm" svg:y1="8.21cm" svg:x2="5.805cm" svg:y2="8.824cm" draw:start-shape="id4" draw:start-glue-point="6" svg:d="m5805 8210v614">
          <text:p/>
        </draw:connector>
        <draw:connector draw:style-name="gr7" draw:text-style-name="P1" draw:layer="layout" svg:x1="5.805cm" svg:y1="6.81cm" svg:x2="5.805cm" svg:y2="7.424cm" draw:start-shape="id3" draw:start-glue-point="6" draw:end-shape="id4" draw:end-glue-point="4" svg:d="m5805 6810v614">
          <text:p/>
        </draw:connector>
        <draw:connector draw:style-name="gr7" draw:text-style-name="P1" draw:layer="layout" svg:x1="5.805cm" svg:y1="9.61cm" svg:x2="5.792cm" svg:y2="10.249cm" draw:start-shape="id5" draw:start-glue-point="6" draw:end-shape="id6" draw:end-glue-point="4" svg:d="m5805 9610v321h-13v318">
          <text:p/>
        </draw:connector>
        <draw:custom-shape draw:style-name="gr8" draw:text-style-name="P3" draw:id="id7" draw:layer="layout" svg:width="2.837cm" svg:height="0.795cm" svg:x="4.362cm" svg:y="11.787cm">
          <text:p text:style-name="P1"><text:span text:style-name="T2">Quit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5.792cm" svg:y1="11.035cm" svg:x2="5.78cm" svg:y2="11.787cm" draw:start-shape="id6" draw:start-glue-point="6" draw:end-shape="id7" draw:end-glue-point="0" svg:d="m5792 11035v377h-12v375">
          <text:p/>
        </draw:connector>
        <draw:path draw:style-name="gr9" draw:text-style-name="P1" draw:id="id8" draw:layer="layout" svg:width="0.749cm" svg:height="0.737cm" svg:x="5.4cm" svg:y="13.299cm" svg:viewBox="0 0 750 738" svg:d="m374 0c212 0 375 160 375 368s-163 368-375 368-374-160-374-368 162-368 374-368zm-374 0zm750 738zm-376-675c170 0 300 129 300 299s-130 300-300 300-299-130-299-300 129-299 299-299zm-299 0zm601 601z">
          <text:p/>
        </draw:path>
        <draw:connector draw:style-name="gr7" draw:text-style-name="P1" draw:layer="layout" svg:x1="5.78cm" svg:y1="12.582cm" svg:x2="5.775cm" svg:y2="13.299cm" draw:start-shape="id7" draw:start-glue-point="2" draw:end-shape="id8" draw:end-glue-point="0" svg:d="m5780 12582v359h-5v358">
          <text:p/>
        </draw:connector>
        <draw:connector draw:style-name="gr7" draw:text-style-name="P1" draw:layer="layout" draw:line-skew="-2.223cm" svg:x1="4.799cm" svg:y1="10.642cm" svg:x2="5.793cm" svg:y2="4.567cm" draw:start-shape="id6" draw:start-glue-point="5" draw:end-shape="id2" draw:end-glue-point="0" svg:d="m4799 10642h-3149v-6577h4143v502">
          <text:p/>
        </draw:connector>
        <draw:custom-shape draw:style-name="gr3" draw:text-style-name="P3" draw:id="id9" draw:layer="layout" svg:width="2.163cm" svg:height="0.795cm" svg:x="2.146cm" svg:y="8.806cm">
          <text:p text:style-name="P1"><text:span text:style-name="T2">Delete Fiber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0" draw:layer="layout" svg:width="1.937cm" svg:height="0.795cm" svg:x="2.313cm" svg:y="7.417cm">
          <text:p text:style-name="P1"><text:span text:style-name="T2">AddTask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812cm" svg:y1="9.217cm" svg:x2="4.309cm" svg:y2="9.203cm" draw:start-shape="id5" draw:start-glue-point="5" draw:end-shape="id9" draw:end-glue-point="1" svg:d="m4812 9217h-251v-14h-252">
          <text:p/>
        </draw:connector>
        <draw:connector draw:style-name="gr7" draw:text-style-name="P1" draw:layer="layout" svg:x1="2.146cm" svg:y1="9.203cm" svg:x2="5.793cm" svg:y2="4.567cm" draw:start-shape="id9" draw:start-glue-point="3" draw:end-shape="id2" draw:end-glue-point="0" svg:d="m2146 9203h-502v-5138h4149v502">
          <text:p/>
        </draw:connector>
        <draw:connector draw:style-name="gr7" draw:text-style-name="P1" draw:layer="layout" svg:x1="4.812cm" svg:y1="7.817cm" svg:x2="4.25cm" svg:y2="7.814cm" draw:start-shape="id4" draw:start-glue-point="5" draw:end-shape="id10" draw:end-glue-point="1" svg:d="m4812 7817h-281v-3h-281">
          <text:p/>
        </draw:connector>
        <draw:connector draw:style-name="gr7" draw:text-style-name="P1" draw:layer="layout" draw:line-skew="-0.161cm" svg:x1="2.313cm" svg:y1="7.814cm" svg:x2="5.793cm" svg:y2="4.567cm" draw:start-shape="id10" draw:start-glue-point="3" draw:end-shape="id2" draw:end-glue-point="0" svg:d="m2313 7814h-663v-3749h4143v502">
          <text:p/>
        </draw:connector>
        <draw:custom-shape draw:style-name="gr8" draw:text-style-name="P3" draw:id="id11" draw:layer="layout" svg:width="2.987cm" svg:height="0.795cm" svg:x="7.35cm" svg:y="6.005cm">
          <text:p text:style-name="P1"><text:span text:style-name="T2">SwitchToFiber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8cm" svg:y1="6.417cm" svg:x2="7.35cm" svg:y2="6.402cm" draw:start-shape="id3" draw:start-glue-point="7" draw:end-shape="id11" draw:end-glue-point="3" svg:d="m6800 6417h275v-15h275">
          <text:p/>
        </draw:connector>
        <draw:connector draw:style-name="gr7" draw:text-style-name="P1" draw:layer="layout" svg:x1="10.337cm" svg:y1="6.402cm" svg:x2="10.787cm" svg:y2="7.475cm" draw:start-shape="id11" draw:start-glue-point="1" draw:end-shape="id12" draw:end-glue-point="0" svg:d="m10337 6402h450v1073">
          <text:p/>
        </draw:connector>
        <draw:polygon draw:style-name="gr10" draw:text-style-name="P1" draw:id="id12" draw:layer="layout" svg:width="1.15cm" svg:height="0.086cm" svg:x="10.212cm" svg:y="7.475cm" svg:viewBox="0 0 1151 87" draw:points="0,87 0,0 1151,0 1151,87">
          <text:p/>
        </draw:polygon>
        <draw:custom-shape draw:style-name="gr3" draw:text-style-name="P3" draw:id="id13" draw:layer="layout" svg:width="1.937cm" svg:height="0.795cm" svg:x="11.975cm" svg:y="8.417cm">
          <text:p text:style-name="P1"><text:span text:style-name="T2">操作准备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4" draw:layer="layout" svg:width="3.112cm" svg:height="0.795cm" svg:x="11.525cm" svg:y="17.392cm">
          <text:p text:style-name="P1"><text:span text:style-name="T2">执行后续代码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6" draw:layer="layout" svg:width="1.937cm" svg:height="0.795cm" svg:x="11.962cm" svg:y="11.412cm">
          <text:p text:style-name="P1"><text:span text:style-name="T2">yield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5" draw:layer="layout" svg:width="3.875cm" svg:height="0.795cm" svg:x="11cm" svg:y="9.925cm">
          <text:p text:style-name="P1"><text:span text:style-name="T2">Post ClientIoTask</text:span><text:span text:style-name="T2">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1.363cm" svg:y1="7.518cm" svg:x2="12.943cm" svg:y2="8.417cm" draw:start-shape="id12" draw:start-glue-point="1" draw:end-shape="id13" draw:end-glue-point="0" svg:d="m11363 7518h1580v899">
          <text:p/>
        </draw:connector>
        <draw:connector draw:style-name="gr11" draw:text-style-name="P1" draw:layer="layout" draw:line-skew="4.298cm" svg:x1="10.787cm" svg:y1="7.562cm" svg:x2="13.081cm" svg:y2="17.392cm" draw:start-shape="id12" draw:start-glue-point="2" draw:end-shape="id14" svg:d="m10787 7562v9213h2294v617">
          <text:p/>
        </draw:connector>
        <draw:connector draw:style-name="gr7" draw:text-style-name="P1" draw:layer="layout" svg:x1="12.943cm" svg:y1="9.212cm" svg:x2="12.937cm" svg:y2="9.925cm" draw:start-shape="id13" draw:start-glue-point="2" draw:end-shape="id15" draw:end-glue-point="0" svg:d="m12943 9212v356h-6v357">
          <text:p/>
        </draw:connector>
        <draw:custom-shape draw:style-name="gr4" draw:text-style-name="P1" draw:id="id21" draw:layer="layout" svg:width="0.6cm" svg:height="0.6cm" svg:x="17.6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.937cm" svg:y1="10.72cm" svg:x2="12.93cm" svg:y2="11.412cm" draw:start-shape="id15" draw:start-glue-point="2" draw:end-shape="id16" draw:end-glue-point="0" svg:d="m12937 10720v346h-7v346">
          <text:p/>
        </draw:connector>
        <draw:custom-shape draw:style-name="gr8" draw:text-style-name="P3" draw:id="id22" draw:layer="layout" svg:width="3.088cm" svg:height="0.795cm" svg:x="16.412cm" svg:y="10.987cm">
          <text:p text:style-name="P1"><text:span text:style-name="T2">读取</text:span><text:span text:style-name="T2">Task(</text:span><text:span text:style-name="T2">阻塞</text:span><text:span text:style-name="T2">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7" draw:layer="layout" svg:width="3.088cm" svg:height="0.795cm" svg:x="16.425cm" svg:y="12.513cm">
          <text:p text:style-name="P1"><text:span text:style-name="T2">读取</text:span><text:span text:style-name="T2">Task(</text:span><text:span text:style-name="T2">阻塞</text:span><text:span text:style-name="T2">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8" draw:layer="layout" svg:width="3.088cm" svg:height="0.795cm" svg:x="11.474cm" svg:y="13.567cm">
          <text:p text:style-name="P1"><text:span text:style-name="T2">执行客户代码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9" draw:layer="layout" svg:width="3.387cm" svg:height="0.795cm" svg:x="11.325cm" svg:y="15.067cm">
          <text:p text:style-name="P1"><text:span text:style-name="T2">切换回到</text:span><text:span text:style-name="T2">Task Fiber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6.425cm" svg:y1="12.91cm" svg:x2="13.018cm" svg:y2="13.567cm" draw:start-shape="id17" draw:end-shape="id18" draw:end-glue-point="0" svg:d="m16425 12910h-3407v657">
          <text:p/>
        </draw:connector>
        <draw:connector draw:style-name="gr7" draw:text-style-name="P1" draw:layer="layout" svg:x1="13.018cm" svg:y1="14.362cm" svg:x2="13.018cm" svg:y2="15.067cm" draw:start-shape="id18" draw:start-glue-point="2" draw:end-shape="id19" draw:end-glue-point="0" svg:d="m13018 14362v705">
          <text:p/>
        </draw:connector>
        <draw:custom-shape draw:style-name="gr8" draw:text-style-name="P3" draw:id="id20" draw:layer="layout" svg:width="3.088cm" svg:height="0.795cm" svg:x="16.412cm" svg:y="16.342cm">
          <text:p text:style-name="P1"><text:span text:style-name="T2">Post</text:span><text:span text:style-name="T2">完成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4.712cm" svg:y1="15.464cm" svg:x2="17.956cm" svg:y2="16.342cm" draw:start-shape="id19" draw:start-glue-point="1" draw:end-shape="id20" draw:end-glue-point="0" svg:d="m14712 15464h3244v878">
          <text:p/>
        </draw:connector>
        <draw:connector draw:style-name="gr7" draw:text-style-name="P1" draw:layer="layout" svg:x1="17.949cm" svg:y1="10.298cm" svg:x2="17.956cm" svg:y2="10.987cm" draw:start-shape="id21" draw:start-glue-point="8" draw:end-shape="id22" draw:end-glue-point="0" svg:d="m17949 10298v346h7v343">
          <text:p/>
        </draw:connector>
        <draw:connector draw:style-name="gr7" draw:text-style-name="P1" draw:layer="layout" svg:x1="17.956cm" svg:y1="11.782cm" svg:x2="17.969cm" svg:y2="12.513cm" draw:start-shape="id22" draw:start-glue-point="2" draw:end-shape="id17" draw:end-glue-point="0" svg:d="m17956 11782v365h13v366">
          <text:p/>
        </draw:connector>
        <draw:connector draw:style-name="gr7" draw:text-style-name="P1" draw:layer="layout" svg:x1="19.5cm" svg:y1="16.739cm" svg:x2="17.956cm" svg:y2="10.987cm" draw:start-shape="id20" draw:start-glue-point="1" draw:end-shape="id22" draw:end-glue-point="0" svg:d="m19500 16739h502v-6254h-2046v502">
          <text:p/>
        </draw:connector>
        <draw:connector draw:style-name="gr11" draw:text-style-name="P1" draw:layer="layout" draw:line-skew="0cm 5.806cm" svg:x1="13.081cm" svg:y1="18.187cm" svg:x2="5.793cm" svg:y2="4.567cm" draw:start-shape="id14" draw:start-glue-point="2" draw:end-shape="id2" draw:end-glue-point="0" svg:d="m13081 18187v501h2094v-14623h-9382v502">
          <text:p/>
        </draw:connector>
        <draw:connector draw:style-name="gr7" draw:text-style-name="P1" draw:layer="layout" draw:line-skew="0.775cm" svg:x1="13.899cm" svg:y1="11.809cm" svg:x2="5.793cm" svg:y2="4.567cm" draw:start-shape="id16" draw:start-glue-point="1" draw:end-shape="id2" draw:end-glue-point="0" svg:d="m13899 11809h1276v-7744h-9382v502">
          <text:p/>
        </draw:connector>
        <draw:custom-shape draw:style-name="gr1" draw:text-style-name="P2" draw:layer="layout" svg:width="5.138cm" svg:height="1.27cm" svg:x="9.912cm" svg:y="1.237cm">
          <text:p text:style-name="P1"><text:span text:style-name="T1">Work Fi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63cm" svg:height="1.27cm" svg:x="15.775cm" svg:y="1.237cm">
          <text:p text:style-name="P1"><text:span text:style-name="T1">Task Pool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23" draw:layer="layout" svg:width="3.175cm" svg:height="1.162cm" svg:x="8.587cm" svg:y="2.538cm">
          <text:p text:style-name="P1"><text:span text:style-name="T2">CompletionQueu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8.587cm" svg:y1="3.119cm" svg:x2="7.212cm" svg:y2="4.964cm" draw:start-shape="id23" draw:end-shape="id2" draw:end-glue-point="1" svg:d="m8587 3119-1375 1845">
          <text:p/>
        </draw:connector>
        <draw:connector draw:style-name="gr13" draw:text-style-name="P1" draw:layer="layout" draw:type="line" svg:x1="16.412cm" svg:y1="16.739cm" svg:x2="11.762cm" svg:y2="3.119cm" draw:start-shape="id20" draw:end-shape="id23" draw:end-glue-point="1" svg:d="m16412 16739-4650-13620">
          <text:p/>
        </draw:connector>
        <draw:custom-shape draw:style-name="gr12" draw:text-style-name="P3" draw:id="id24" draw:layer="layout" svg:width="2.4cm" svg:height="1.162cm" svg:x="15.737cm" svg:y="6.438cm">
          <text:p text:style-name="P1"><text:span text:style-name="T2">Task 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3.281cm" svg:y1="7.417cm" svg:x2="15.737cm" svg:y2="7.019cm" draw:start-shape="id10" draw:start-glue-point="0" draw:end-shape="id24" svg:d="m3281 7417 12456-398">
          <text:p/>
        </draw:connector>
        <draw:connector draw:style-name="gr13" draw:text-style-name="P1" draw:layer="layout" draw:type="line" svg:x1="16.937cm" svg:y1="7.6cm" svg:x2="16.412cm" svg:y2="11.384cm" draw:start-shape="id24" draw:end-shape="id22" draw:end-glue-point="3" svg:d="m16937 7600-525 37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ongshanks </meta:initial-creator>
    <meta:creation-date>2009-12-01T13:40:49</meta:creation-date>
    <dc:date>2009-12-01T16:37:43</dc:date>
    <dc:creator>longshanks </dc:creator>
    <meta:editing-duration>PT01H38M31S</meta:editing-duration>
    <meta:editing-cycles>38</meta:editing-cycles>
    <meta:generator>OpenOffice.org/3.1$Linux OpenOffice.org_project/310m19$Build-9420</meta:generator>
    <meta:document-statistic meta:object-count="59"/>
  </office:meta>
</office:document-meta>
</file>